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1.9cm" fo:keep-together="auto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style:snap-to-layout-grid="false"/>
      <style:text-properties fo:color="#000000" style:font-name="Arial"/>
    </style:style>
    <style:style style:name="P5" style:family="paragraph" style:parent-style-name="Standard"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2" style:family="paragraph" style:parent-style-name="Standard">
      <style:paragraph-properties fo:margin-left="0.122cm" fo:margin-right="0.002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3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4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5" style:family="paragraph" style:parent-style-name="Standard" style:master-page-name="Standard">
      <style:paragraph-properties style:page-number="auto" style:snap-to-layout-grid="false"/>
    </style:style>
    <style:style style:name="P16" style:family="paragraph" style:parent-style-name="Standard" style:list-style-name="L1">
      <style:paragraph-properties style:snap-to-layout-grid="false"/>
    </style:style>
    <style:style style:name="P17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font-name="Arial"/>
    </style:style>
    <style:style style:name="T7" style:family="text">
      <style:text-properties fo:color="#000000" style:font-name="Arial" fo:font-weight="bold" style:font-weight-asian="bold"/>
    </style:style>
    <style:style style:name="T8" style:family="text">
      <style:text-properties fo:color="#000000" style:font-name="Arial" fo:font-weight="bold" style:font-weight-asian="bold" style:font-weight-complex="bold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style:font-name="Arial"/>
    </style:style>
    <style:style style:name="T11" style:family="text">
      <style:text-properties style:font-name="Arial" fo:font-weight="bold" style:font-weight-asian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UC_5f_NormalAzul_20_Car"><text:span text:style-name="T8">Crear permi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7">Nombre del Caso de Uso: </text:span><text:span text:style-name="UC_5f_NormalAzul_20_Car"><text:span text:style-name="T6">Crear permiso</text:span></text:span></text:p>
          </table:table-cell>
          <table:table-cell table:style-name="Tabla1.B1" office:value-type="string">
            <text:p text:style-name="P4"><text:span text:style-name="T3">Nro. de Caso de Uso:</text:span> CU 2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7">Actor Principal:</text:span><text:span text:style-name="T6"> </text:span><text:span text:style-name="UC_5f_NormalAzul_20_Car"><text:span text:style-name="T6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7">Objetivo:</text:span><text:span text:style-name="T6"> </text:span><text:span text:style-name="UC_5f_NormalAzul_20_Car"><text:span text:style-name="T6">Permitir al usuario crear nuevos permis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</text:p>
            <text:list xml:id="list2991319011" text:style-name="L1">
              <text:list-item>
                <text:p text:style-name="P16"><text:span text:style-name="UC_5f_NormalAzul_20_Car"><text:span text:style-name="T6">El usuario tiene que estar registrado en el sistema.</text:span></text:span></text:p>
              </text:list-item>
              <text:list-item>
                <text:p text:style-name="P16"><text:span text:style-name="UC_5f_NormalAzul_20_Car"><text:span text:style-name="T5">El usuario debe ser administrador con los permisos para registrar nuevos permisos.</text:span></text:span></text:p>
              </text:list-item>
              <text:list-item>
                <text:p text:style-name="P16"><text:span text:style-name="UC_5f_NormalAzul_20_Car"><text:span text:style-name="T5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7">Post- Condiciones:</text:span><text:span text:style-name="T6"> </text:span><text:span text:style-name="UC_5f_NormalAzul_20_Car"><text:span text:style-name="T6">Registro del nuevo permiso en la base de datos del sistema con todos los datos asociados al mismo.</text:span></text:span></text:p>
          </table:table-cell>
          <table:covered-table-cell/>
        </table:table-row>
      </table:table>
      <text:p text:style-name="P5"/>
      <text:p text:style-name="Standard"><text:span text:style-name="T7">Diagramas de casos de uso relacionados: </text:span><text:span text:style-name="UC_5f_NormalAzul_20_Car"><text:span text:style-name="T9">Diagrama de caso de uso del módulo de administración. </text:span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p text:style-name="P8">1. El usuario selecciona la opción administración permiso.</text:p>
          </table:table-cell>
          <table:table-cell table:style-name="Tabla2.B3" office:value-type="string">
            <text:p text:style-name="P8">2. Verifica que el usuario tenga los permisos relacionados con la administración de permiso.</text:p>
          </table:table-cell>
        </table:table-row>
        <table:table-row table:style-name="Tabla2.1">
          <table:table-cell table:style-name="Tabla2.A3" office:value-type="string">
            <text:p text:style-name="P8">3. El usuario selecciona la opción crear.</text:p>
          </table:table-cell>
          <table:table-cell table:style-name="Tabla2.B3" office:value-type="string">
            <text:p text:style-name="P10">4. El sistema muestra una ventana con los campos editables del permiso nuevo que son: código, descripción, y en el caso de recurso se debe seleccionar uno existente.</text:p>
          </table:table-cell>
        </table:table-row>
        <table:table-row table:style-name="Tabla2.5">
          <table:table-cell table:style-name="Tabla2.A2" office:value-type="string">
            <text:p text:style-name="P11"/>
          </table:table-cell>
          <table:table-cell table:style-name="Tabla2.A1" office:value-type="string">
            <text:p text:style-name="P4">5. El sistema obtiene los recursos a los que puede asociarse un permiso, es decir, se debe <text:span text:style-name="T4">crear recurso</text:span> primeramente para crear un permiso. Se selecciona uno de los recursos cargados.</text:p>
          </table:table-cell>
        </table:table-row>
        <table:table-row table:style-name="Tabla2.5">
          <table:table-cell table:style-name="Tabla2.A3" office:value-type="string">
            <text:p text:style-name="P12">6. El usuario llena los campos y selecciona un recurso para el permiso.</text:p>
          </table:table-cell>
          <table:table-cell table:style-name="Tabla2.B3" office:value-type="string">
            <text:p text:style-name="P4"/>
          </table:table-cell>
        </table:table-row>
        <table:table-row table:style-name="Tabla2.5">
          <table:table-cell table:style-name="Tabla2.A3" office:value-type="string">
            <text:p text:style-name="P11">7. El usuario presiona el botón guardar.</text:p>
          </table:table-cell>
          <table:table-cell table:style-name="Tabla2.B3" office:value-type="string">
            <text:p text:style-name="P4">8. El sistema verifica los datos ingresados.</text:p>
          </table:table-cell>
        </table:table-row>
        <table:table-row table:style-name="Tabla2.5">
          <table:table-cell table:style-name="Tabla2.A3" office:value-type="string">
            <text:p text:style-name="P11"/>
          </table:table-cell>
          <table:table-cell table:style-name="Tabla2.B3" office:value-type="string">
            <text:p text:style-name="P4">9. El sistema guarda el nuevo permiso y automáticamente le asigna un identificador.</text:p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1173175894" text:style-name="WW8Num8">
              <text:list-item>
                <text:p text:style-name="P17"><text:s/>Cancelar</text:p>
              </text:list-item>
            </text:list>
            <text:p text:style-name="P14">En el paso 7 el camino exitoso, si el usuario presiona el botón cancelar en lugar de guardar , en el paso 9 el sistema no guardara el permiso nuevo, lo que hará es cerrar la ventana del permiso.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2">
          <table:table-cell table:style-name="Tabla4.A1" office:value-type="string">
            <text:p text:style-name="P7">E1. Campos obligatorios</text:p>
            <text:p text:style-name="P14">En el paso 8 el camino exitoso, si el usuario no llena el campo código, descripción y no selecciona un recurso; al presionar guardar, el sistema mostrara un mensaje indicando que debe rellenarse los campos <text:soft-page-break/>necesariamente, y vuelve al paso 6.</text:p>
            <text:p text:style-name="P7">E2. Código único</text:p>
            <text:p text:style-name="P14">En el paso 9, el código del permiso debe ser único. Si el nombre introducido ya existe, el sistema no permite guardar el nuevo permiso. Y al usuario se muestra un mensaje indicando que no se puede guardar.</text:p>
            <text:p text:style-name="P7">E3. Servidor web no disponible</text:p>
            <text:p text:style-name="P14">Falla de comunicación con el servidor Web o la base de datos, en cualquiera de los pasos donde el sistema responde.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Ninguno</text:p>
          </table:table-cell>
        </table:table-row>
        <table:table-row table:style-name="Tabla5.2">
          <table:table-cell table:style-name="Tabla5.A1" office:value-type="string">
            <text:p text:style-name="P4">Asociaciones de Inclusión: Validar datos del permiso,.</text:p>
          </table:table-cell>
        </table:table-row>
        <table:table-row table:style-name="Tabla5.1">
          <table:table-cell table:style-name="Tabla5.A1" office:value-type="string">
            <text:p text:style-name="P4">Casos de Uso donde se incluye: Ninguno</text:p>
          </table:table-cell>
        </table:table-row>
        <table:table-row table:style-name="Tabla5.1">
          <table:table-cell table:style-name="Tabla5.A1" office:value-type="string">
            <text:p text:style-name="P4">Casos de Uso al que extiende: Administrar permiso.</text:p>
          </table:table-cell>
        </table:table-row>
        <table:table-row table:style-name="Tabla5.1">
          <table:table-cell table:style-name="Tabla5.A1" office:value-type="string">
            <text:p text:style-name="P4">Caso de Uso de Generalización: Ninguno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RF9, RF10, RF11, RF12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6T19:58:23</meta:creation-date>
    <dc:date>2013-03-22T21:52:04</dc:date>
    <meta:editing-duration>PT6H34M56S</meta:editing-duration>
    <meta:editing-cycles>41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40" meta:word-count="433" meta:character-count="2622" meta:non-whitespace-character-count="2230"/>
  </office:meta>
</office:document-meta>
</file>